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715cm" svg:height="2.54cm" svg:x="3.175cm" svg:y="18.415cm">
          <text:p text:style-name="P1">main()</text:p>
        </draw:rect>
        <draw:rect draw:style-name="gr1" draw:text-style-name="P1" draw:layer="layout" svg:width="5.715cm" svg:height="1.27cm" svg:x="3.175cm" svg:y="17.145cm">
          <text:p text:style-name="P1">ex: visual { id_= 5 }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Ray Lischner</meta:initial-creator>
    <meta:creation-date>2006-09-07T13:16:14</meta:creation-date>
    <dc:creator>Ray Lischner</dc:creator>
    <dc:date>2006-09-07T13:24:27</dc:date>
    <dc:language>en-US</dc:language>
    <meta:editing-cycles>5</meta:editing-cycles>
    <meta:editing-duration>PT8M14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